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officeooo:paragraph-rsid="000aff7b"/>
    </style:style>
    <style:style style:name="P4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0aff7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0f52dc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10986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14d43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1ac58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1d961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1e581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2191e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23324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242d7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27449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27b01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font-style="normal" fo:font-weight="normal" officeooo:rsid="000c0081" officeooo:paragraph-rsid="002848d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fo:font-style="normal" fo:font-weight="normal" officeooo:rsid="002848df" officeooo:paragraph-rsid="002848d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font-style="normal" fo:font-weight="normal" officeooo:rsid="0029874a" officeooo:paragraph-rsid="0029874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fo:font-style="normal" fo:font-weight="normal" officeooo:rsid="002b3885" officeooo:paragraph-rsid="002b388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fo:font-style="normal" fo:font-weight="bold" officeooo:rsid="000c0081" officeooo:paragraph-rsid="000aff7b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font-style="normal" fo:font-weight="bold" officeooo:rsid="002b3885" officeooo:paragraph-rsid="002b3885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00aff7b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00c8fd0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c8fd0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10986f"/>
    </style:style>
    <style:style style:name="P26" style:family="paragraph" style:parent-style-name="Standard">
      <style:paragraph-properties fo:margin-top="0cm" fo:margin-bottom="0cm" loext:contextual-spacing="false"/>
      <style:text-properties fo:font-weight="normal" officeooo:rsid="0015e3a2" officeooo:paragraph-rsid="0015e3a2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0134c62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14d43f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01ac587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1e5817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2026cb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2231b1"/>
    </style:style>
    <style:style style:name="P33" style:family="paragraph" style:parent-style-name="Standard">
      <style:paragraph-properties fo:margin-top="0cm" fo:margin-bottom="0cm" loext:contextual-spacing="false"/>
      <style:text-properties fo:font-style="italic" fo:font-weight="normal" officeooo:rsid="000d9e6f" officeooo:paragraph-rsid="000c8fd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/>
      <style:text-properties fo:font-style="italic" fo:font-weight="bold" officeooo:rsid="000d9e6f" officeooo:paragraph-rsid="000f52dc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font-style="italic" fo:font-weight="bold" officeooo:rsid="000d9e6f" officeooo:paragraph-rsid="0014d43f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font-style="italic" officeooo:rsid="0027b01e" officeooo:paragraph-rsid="0027b01e" style:font-style-asian="italic" style:font-style-complex="italic"/>
    </style:style>
    <style:style style:name="P37" style:family="paragraph" style:parent-style-name="Standard">
      <style:paragraph-properties fo:margin-top="0cm" fo:margin-bottom="0cm" loext:contextual-spacing="false"/>
      <style:text-properties officeooo:paragraph-rsid="000f52dc"/>
    </style:style>
    <style:style style:name="P38" style:family="paragraph" style:parent-style-name="Standard">
      <style:paragraph-properties fo:margin-top="0cm" fo:margin-bottom="0cm" loext:contextual-spacing="false"/>
      <style:text-properties officeooo:paragraph-rsid="0027b01e"/>
    </style:style>
    <style:style style:name="P39" style:family="paragraph" style:parent-style-name="Standard">
      <style:paragraph-properties fo:margin-top="0cm" fo:margin-bottom="0cm" loext:contextual-spacing="false"/>
      <style:text-properties officeooo:paragraph-rsid="002848df"/>
    </style:style>
    <style:style style:name="P40" style:family="paragraph" style:parent-style-name="Heading_20_1">
      <style:paragraph-properties fo:margin-top="0.706cm" fo:margin-bottom="0.529cm" loext:contextual-spacing="false"/>
    </style:style>
    <style:style style:name="P41" style:family="paragraph" style:parent-style-name="Heading_20_1">
      <style:paragraph-properties fo:margin-top="0.706cm" fo:margin-bottom="0.529cm" loext:contextual-spacing="false"/>
      <style:text-properties style:text-underline-style="solid" style:text-underline-width="auto" style:text-underline-color="font-color" officeooo:rsid="000aff7b" officeooo:paragraph-rsid="000aff7b"/>
    </style:style>
    <style:style style:name="P42" style:family="paragraph" style:parent-style-name="Heading_20_1">
      <style:paragraph-properties fo:margin-top="0.706cm" fo:margin-bottom="0.529cm" loext:contextual-spacing="false"/>
      <style:text-properties officeooo:rsid="000aff7b" officeooo:paragraph-rsid="000aff7b"/>
    </style:style>
    <style:style style:name="P43" style:family="paragraph" style:parent-style-name="Heading_20_2">
      <style:paragraph-properties fo:margin-top="0.353cm" fo:margin-bottom="0.353cm" loext:contextual-spacing="false"/>
    </style:style>
    <style:style style:name="P44" style:family="paragraph" style:parent-style-name="Heading_20_2">
      <style:paragraph-properties fo:margin-top="0.353cm" fo:margin-bottom="0.353cm" loext:contextual-spacing="false"/>
      <style:text-properties officeooo:rsid="000aff7b" officeooo:paragraph-rsid="000aff7b"/>
    </style:style>
    <style:style style:name="P45" style:family="paragraph" style:parent-style-name="Heading_20_2">
      <style:paragraph-properties fo:margin-top="0.353cm" fo:margin-bottom="0.353cm" loext:contextual-spacing="false"/>
      <style:text-properties officeooo:rsid="000c8fd0" officeooo:paragraph-rsid="000c8fd0"/>
    </style:style>
    <style:style style:name="P46" style:family="paragraph" style:parent-style-name="Heading_20_2">
      <style:paragraph-properties fo:margin-top="0.353cm" fo:margin-bottom="0.353cm" loext:contextual-spacing="false"/>
      <style:text-properties officeooo:rsid="000d9e6f" officeooo:paragraph-rsid="000d9e6f"/>
    </style:style>
    <style:style style:name="P47" style:family="paragraph" style:parent-style-name="Heading_20_2">
      <style:paragraph-properties fo:margin-top="0.353cm" fo:margin-bottom="0.353cm" loext:contextual-spacing="false"/>
      <style:text-properties officeooo:rsid="000d9e6f" officeooo:paragraph-rsid="00120d57"/>
    </style:style>
    <style:style style:name="P48" style:family="paragraph" style:parent-style-name="Heading_20_2">
      <style:paragraph-properties fo:margin-top="0.353cm" fo:margin-bottom="0.353cm" loext:contextual-spacing="false"/>
      <style:text-properties officeooo:rsid="000d9e6f" officeooo:paragraph-rsid="00134c62"/>
    </style:style>
    <style:style style:name="P49" style:family="paragraph" style:parent-style-name="Heading_20_2">
      <style:paragraph-properties fo:margin-top="0.353cm" fo:margin-bottom="0.353cm" loext:contextual-spacing="false"/>
      <style:text-properties officeooo:rsid="000d9e6f" officeooo:paragraph-rsid="0014d43f"/>
    </style:style>
    <style:style style:name="P50" style:family="paragraph" style:parent-style-name="Heading_20_2">
      <style:paragraph-properties fo:margin-top="0.353cm" fo:margin-bottom="0.353cm" loext:contextual-spacing="false"/>
      <style:text-properties fo:font-weight="bold" officeooo:rsid="000d9e6f" officeooo:paragraph-rsid="000f52dc" style:font-weight-asian="bold" style:font-weight-complex="bold"/>
    </style:style>
    <style:style style:name="P51" style:family="paragraph" style:parent-style-name="Heading_20_2">
      <style:paragraph-properties fo:margin-top="0.353cm" fo:margin-bottom="0.353cm" loext:contextual-spacing="false"/>
      <style:text-properties fo:font-weight="bold" officeooo:rsid="0027b01e" officeooo:paragraph-rsid="0027b01e" style:font-weight-asian="bold" style:font-weight-complex="bold"/>
    </style:style>
    <style:style style:name="P52" style:family="paragraph" style:parent-style-name="Heading_20_2">
      <style:paragraph-properties fo:margin-top="0.353cm" fo:margin-bottom="0.353cm" loext:contextual-spacing="false"/>
      <style:text-properties officeooo:rsid="001ac587" officeooo:paragraph-rsid="001ac587"/>
    </style:style>
    <style:style style:name="P53" style:family="paragraph" style:parent-style-name="Heading_20_2">
      <style:paragraph-properties fo:margin-top="0.353cm" fo:margin-bottom="0.353cm" loext:contextual-spacing="false"/>
      <style:text-properties officeooo:rsid="001ac587" officeooo:paragraph-rsid="001d9610"/>
    </style:style>
    <style:style style:name="P54" style:family="paragraph" style:parent-style-name="Heading_20_2">
      <style:paragraph-properties fo:margin-top="0.353cm" fo:margin-bottom="0.353cm" loext:contextual-spacing="false"/>
      <style:text-properties officeooo:rsid="001ac587" officeooo:paragraph-rsid="001e5817"/>
    </style:style>
    <style:style style:name="P55" style:family="paragraph" style:parent-style-name="Heading_20_2">
      <style:paragraph-properties fo:margin-top="0.353cm" fo:margin-bottom="0.353cm" loext:contextual-spacing="false"/>
      <style:text-properties officeooo:rsid="002848df" officeooo:paragraph-rsid="002848df"/>
    </style:style>
    <style:style style:name="P56" style:family="paragraph" style:parent-style-name="Standard">
      <style:paragraph-properties fo:margin-top="0cm" fo:margin-bottom="0cm" loext:contextual-spacing="false"/>
      <style:text-properties fo:font-style="italic" fo:font-weight="normal" officeooo:rsid="0010986f" officeooo:paragraph-rsid="0027449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/>
      <style:text-properties fo:font-style="italic" fo:font-weight="normal" officeooo:rsid="0027b01e" officeooo:paragraph-rsid="0027b01e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/>
      <style:text-properties fo:font-style="italic" fo:font-weight="bold" officeooo:rsid="000d9e6f" officeooo:paragraph-rsid="00120d57" style:font-style-asian="italic" style:font-weight-asian="bold" style:font-style-complex="italic" style:font-weight-complex="bold"/>
    </style:style>
    <style:style style:name="P59" style:family="paragraph" style:parent-style-name="Heading_20_2">
      <style:paragraph-properties fo:margin-top="0.353cm" fo:margin-bottom="0.353cm" loext:contextual-spacing="false"/>
      <style:text-properties fo:font-weight="bold" officeooo:rsid="00274498" officeooo:paragraph-rsid="00274498" style:font-weight-asian="bold" style:font-weight-complex="bold"/>
    </style:style>
    <style:style style:name="P60" style:family="paragraph" style:parent-style-name="Title" style:master-page-name="Standard">
      <style:paragraph-properties fo:margin-top="0cm" fo:margin-bottom="1.058cm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ff7b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9e6f" style:font-weight-asian="bold" style:font-weight-complex="bold"/>
    </style:style>
    <style:style style:name="T5" style:family="text">
      <style:text-properties fo:font-weight="bold" officeooo:rsid="0010986f" style:font-weight-asian="bold" style:font-weight-complex="bold"/>
    </style:style>
    <style:style style:name="T6" style:family="text">
      <style:text-properties fo:font-weight="bold" officeooo:rsid="00134c62" style:font-weight-asian="bold" style:font-weight-complex="bold"/>
    </style:style>
    <style:style style:name="T7" style:family="text">
      <style:text-properties fo:font-weight="bold" officeooo:rsid="0014d43f" style:font-weight-asian="bold" style:font-weight-complex="bold"/>
    </style:style>
    <style:style style:name="T8" style:family="text">
      <style:text-properties fo:font-weight="bold" officeooo:rsid="00152e53" style:font-weight-asian="bold" style:font-weight-complex="bold"/>
    </style:style>
    <style:style style:name="T9" style:family="text">
      <style:text-properties fo:font-weight="bold" officeooo:rsid="002191ee" style:font-weight-asian="bold" style:font-weight-complex="bold"/>
    </style:style>
    <style:style style:name="T10" style:family="text">
      <style:text-properties fo:font-weight="bold" officeooo:rsid="00233240" style:font-weight-asian="bold" style:font-weight-complex="bold"/>
    </style:style>
    <style:style style:name="T11" style:family="text">
      <style:text-properties fo:font-weight="bold" officeooo:rsid="0024002a" style:font-weight-asian="bold" style:font-weight-complex="bold"/>
    </style:style>
    <style:style style:name="T12" style:family="text">
      <style:text-properties fo:font-weight="bold" officeooo:rsid="00242d78" style:font-weight-asian="bold" style:font-weight-complex="bold"/>
    </style:style>
    <style:style style:name="T13" style:family="text">
      <style:text-properties fo:font-weight="bold" officeooo:rsid="0027b01e" style:font-weight-asian="bold" style:font-weight-complex="bold"/>
    </style:style>
    <style:style style:name="T14" style:family="text">
      <style:text-properties fo:font-weight="bold" officeooo:rsid="002b3885" style:font-weight-asian="bold" style:font-weight-complex="bold"/>
    </style:style>
    <style:style style:name="T15" style:family="text">
      <style:text-properties fo:font-weight="bold" officeooo:rsid="002d455e" style:font-weight-asian="bold" style:font-weight-complex="bold"/>
    </style:style>
    <style:style style:name="T16" style:family="text">
      <style:text-properties fo:font-weight="bold" officeooo:rsid="002db500" style:font-weight-asian="bold" style:font-weight-complex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aff7b" style:font-style-asian="italic" style:font-style-complex="italic"/>
    </style:style>
    <style:style style:name="T20" style:family="text">
      <style:text-properties fo:font-style="italic" officeooo:rsid="000d9e6f" style:font-style-asian="italic" style:font-style-complex="italic"/>
    </style:style>
    <style:style style:name="T21" style:family="text">
      <style:text-properties fo:font-style="italic" officeooo:rsid="0010986f" style:font-style-asian="italic" style:font-style-complex="italic"/>
    </style:style>
    <style:style style:name="T22" style:family="text">
      <style:text-properties fo:font-style="italic" officeooo:rsid="00134c62" style:font-style-asian="italic" style:font-style-complex="italic"/>
    </style:style>
    <style:style style:name="T23" style:family="text">
      <style:text-properties fo:font-style="italic" officeooo:rsid="0014d43f" style:font-style-asian="italic" style:font-style-complex="italic"/>
    </style:style>
    <style:style style:name="T24" style:family="text">
      <style:text-properties fo:font-style="italic" officeooo:rsid="00152e53" style:font-style-asian="italic" style:font-style-complex="italic"/>
    </style:style>
    <style:style style:name="T25" style:family="text">
      <style:text-properties fo:font-style="italic" officeooo:rsid="002026cb" style:font-style-asian="italic" style:font-style-complex="italic"/>
    </style:style>
    <style:style style:name="T26" style:family="text">
      <style:text-properties fo:font-style="italic" officeooo:rsid="0024002a" style:font-style-asian="italic" style:font-style-complex="italic"/>
    </style:style>
    <style:style style:name="T27" style:family="text">
      <style:text-properties fo:font-style="italic" officeooo:rsid="000f52dc" style:font-style-asian="italic" style:font-style-complex="italic"/>
    </style:style>
    <style:style style:name="T28" style:family="text">
      <style:text-properties fo:font-style="italic" officeooo:rsid="00242d78" style:font-style-asian="italic" style:font-style-complex="italic"/>
    </style:style>
    <style:style style:name="T29" style:family="text">
      <style:text-properties fo:font-style="italic" officeooo:rsid="0027b01e" style:font-style-asian="italic" style:font-style-complex="italic"/>
    </style:style>
    <style:style style:name="T30" style:family="text">
      <style:text-properties fo:font-style="italic" officeooo:rsid="002b1b78" style:font-style-asian="italic" style:font-style-complex="italic"/>
    </style:style>
    <style:style style:name="T31" style:family="text">
      <style:text-properties fo:font-style="italic" officeooo:rsid="002b3885" style:font-style-asian="italic" style:font-style-complex="italic"/>
    </style:style>
    <style:style style:name="T32" style:family="text">
      <style:text-properties fo:font-style="italic" officeooo:rsid="002db500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0aff7b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0c0081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0d9e6f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20d57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34c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e58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026cb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0f52dc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2b388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2db500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bold" officeooo:rsid="000d9e6f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27b01e" style:font-style-asian="italic" style:font-weight-asian="bold" style:font-style-complex="italic" style:font-weight-complex="bold"/>
    </style:style>
    <style:style style:name="T46" style:family="text">
      <style:text-properties fo:font-style="italic" style:text-underline-style="none" fo:font-weight="normal" officeooo:rsid="000c8fd0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242d78" style:font-style-asian="italic" style:font-weight-asian="normal" style:font-style-complex="italic" style:font-weight-complex="normal"/>
    </style:style>
    <style:style style:name="T48" style:family="text">
      <style:text-properties officeooo:rsid="000aff7b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aff7b" style:font-weight-asian="normal" style:font-weight-complex="normal"/>
    </style:style>
    <style:style style:name="T51" style:family="text">
      <style:text-properties fo:font-weight="normal" officeooo:rsid="0010986f" style:font-weight-asian="normal" style:font-weight-complex="normal"/>
    </style:style>
    <style:style style:name="T52" style:family="text">
      <style:text-properties fo:font-weight="normal" officeooo:rsid="002b3885" style:font-weight-asian="normal" style:font-weight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0d9e6f" style:font-style-asian="normal" style:font-style-complex="normal"/>
    </style:style>
    <style:style style:name="T55" style:family="text">
      <style:text-properties fo:font-style="normal" officeooo:rsid="001793af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0aff7b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0c0081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0c8fd0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0d9e6f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20d57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34c62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4d43f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e5817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2026cb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2231b1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42d78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2848df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2b3885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2db500" style:font-style-asian="normal" style:font-weight-asian="bold" style:font-style-complex="normal" style:font-weight-complex="bold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0aff7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0c008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0c8fd0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0d9e6f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0f52dc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20d57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34c6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1e5817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2026c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242d7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0986f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2848df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d1814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db500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0c8fd0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0d9e6f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bold" officeooo:rsid="000d9e6f" style:font-style-asian="normal" style:font-weight-asian="bold" style:font-style-complex="normal" style:font-weight-complex="bold"/>
    </style:style>
    <style:style style:name="T89" style:family="text">
      <style:text-properties officeooo:rsid="000d9e6f"/>
    </style:style>
    <style:style style:name="T90" style:family="text">
      <style:text-properties officeooo:rsid="000f52dc"/>
    </style:style>
    <style:style style:name="T91" style:family="text">
      <style:text-properties officeooo:rsid="0010986f"/>
    </style:style>
    <style:style style:name="T92" style:family="text">
      <style:text-properties officeooo:rsid="00120d57"/>
    </style:style>
    <style:style style:name="T93" style:family="text">
      <style:text-properties officeooo:rsid="00134c62"/>
    </style:style>
    <style:style style:name="T94" style:family="text">
      <style:text-properties officeooo:rsid="0014d43f"/>
    </style:style>
    <style:style style:name="T95" style:family="text">
      <style:text-properties officeooo:rsid="00152e53"/>
    </style:style>
    <style:style style:name="T96" style:family="text">
      <style:text-properties officeooo:rsid="001d9610"/>
    </style:style>
    <style:style style:name="T97" style:family="text">
      <style:text-properties officeooo:rsid="0024002a"/>
    </style:style>
    <style:style style:name="T98" style:family="text">
      <style:text-properties officeooo:rsid="00242d78"/>
    </style:style>
    <style:style style:name="T99" style:family="text">
      <style:text-properties officeooo:rsid="0027b01e"/>
    </style:style>
    <style:style style:name="T100" style:family="text">
      <style:text-properties officeooo:rsid="002b3885"/>
    </style:style>
    <style:style style:name="T101" style:family="text">
      <style:text-properties officeooo:rsid="002d455e"/>
    </style:style>
    <style:style style:name="T102" style:family="text">
      <style:text-properties officeooo:rsid="002db5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bookmark text:name="_ytmeqpc4lzp5"/>Contratti</text:p>
      <text:p text:style-name="P41">Subset #1</text:p>
      <text:p text:style-name="P3"><text:span text:style-name="T1">Precondizione globale: </text:span>Il <text:span text:style-name="T17">Manager</text:span> <text:span text:style-name="T1">M</text:span> esiste dall’inizio del caso d’uso e resta lo stesso per tutto l’UC.</text:p>
      <text:p text:style-name="P40"><text:bookmark text:name="_21k0ugclmi3j"/>Iniziare partita</text:p>
      <text:p text:style-name="P43"><text:bookmark text:name="_96p54c7q2gdp"/>iniziaCreazionePartita(porta, parolaChiave)</text:p>
      <text:p text:style-name="P1"><text:span text:style-name="T1">Precondizioni: </text:span><text:span text:style-name="T17">porta</text:span> è un numero, <text:span text:style-name="T17">parolaChiave</text:span> è un testo. Non esistono oggetti <text:span text:style-name="T17">Server</text:span></text:p>
      <text:p text:style-name="P1"><text:span text:style-name="T1">Postcondizioni</text:span>: viene creato un oggetto <text:span text:style-name="T17">Server</text:span> con attributi pari ai parametri dell’operazione.</text:p>
      <text:p text:style-name="P1"/>
      <text:p text:style-name="P43"><text:bookmark text:name="_tg1ln8koj97h"/>creaPartita(robodromo, nMaxGiocatori, nRobotPerGiocatore, condizioneFinePartita, upgradeInizialiSiONo)</text:p>
      <text:p text:style-name="P1"><text:span text:style-name="T1">Precondizioni: </text:span>esiste un oggetto <text:span text:style-name="T17">Server </text:span><text:span text:style-name="T1">S</text:span>, <text:span text:style-name="T17">robodromo</text:span> è un testo che identifica un tipo di robodromo, <text:span text:style-name="T17">nMaxGiocatori </text:span>e <text:span text:style-name="T17">nRobotPerGiocatore </text:span>sono numeri, <text:span text:style-name="T17">condizioneFinePartita</text:span> è uno fra <text:span text:style-name="T1">primo, primi3, tutti</text:span>, <text:span text:style-name="T17">upgradeInizialiSiONo</text:span> è <text:span text:style-name="T1">sì</text:span> oppure <text:span text:style-name="T1">no</text:span>.</text:p>
      <text:p text:style-name="P1"/>
      <text:p text:style-name="P1"><text:span text:style-name="T1">Postcondizioni</text:span>: viene creato un oggetto <text:span text:style-name="T17">Partita </text:span><text:span text:style-name="T1">P</text:span> con attributi <text:span text:style-name="T17">nMaxGiocatori, nRobotPerGiocatore, condizioneFinePartita</text:span> e <text:span text:style-name="T17">upgradeInizialiSiONo</text:span> pari ai parametri omonimi dell’operazione, e <text:span text:style-name="T17">avviataSiONo</text:span> = <text:span text:style-name="T1">no.</text:span></text:p>
      <text:p text:style-name="P1"><text:span text:style-name="T1">P </text:span>viene associata al <text:span text:style-name="T17">Server</text:span> <text:span text:style-name="T1">S</text:span>.</text:p>
      <text:p text:style-name="P1">Il <text:span text:style-name="T17">Manager</text:span> <text:span text:style-name="T1">M</text:span> <text:span text:style-name="T17">crea</text:span> <text:span text:style-name="T1">P</text:span>.</text:p>
      <text:p text:style-name="P1">Viene creato un <text:span text:style-name="T17">Robodromo</text:span> <text:span text:style-name="T1">R</text:span> con <text:span text:style-name="T17">tipoRobodromo</text:span> pari al parametro <text:span text:style-name="T17">robodromo</text:span>, e <text:span text:style-name="T1">P</text:span> <text:span text:style-name="T17">ha</text:span> <text:span text:style-name="T1">R</text:span>.</text:p>
      <text:p text:style-name="P1">Vengono creati <text:span text:style-name="T17">n</text:span> (vedi <text:span text:style-name="T1">regole di business</text:span>) <text:span text:style-name="T17">Robot</text:span> <text:span text:style-name="T17">disponibili in </text:span><text:span text:style-name="T1">P</text:span> con <text:span text:style-name="T17">nome </text:span>e <text:span text:style-name="T17">colore</text:span> come da <text:span text:style-name="T1">regole di business</text:span>.</text:p>
      <text:p text:style-name="P43"><text:bookmark text:name="_m74y9hral7l9"/>avviaPartita( )</text:p>
      <text:p text:style-name="P1"><text:span text:style-name="T1">Precondizioni: </text:span>Esiste una partita <text:span text:style-name="T1">P </text:span>con <text:span text:style-name="T17">avviataSiONo</text:span> = <text:span text:style-name="T1">no. </text:span>i <text:span text:style-name="T17">partecipanti</text:span> di <text:span text:style-name="T1">P </text:span>sono almeno 2 e non più di <text:span text:style-name="T17">nMaxGiocatori </text:span>di <text:span text:style-name="T1">P</text:span>. Sul <text:span text:style-name="T17">Robodromo </text:span>di <text:span text:style-name="T1">P</text:span> <text:span text:style-name="T17">gareggiano</text:span> almeno 2 <text:span text:style-name="T17">Robot. </text:span>Ciascun <text:span text:style-name="T17">Giocatore </text:span>che <text:span text:style-name="T17">partecipa</text:span> a <text:span text:style-name="T1">P </text:span><text:span text:style-name="T17">controlla</text:span> al massimo <text:span text:style-name="T17">nRobotPerGiocatore</text:span> di <text:span text:style-name="T1">P</text:span>.</text:p>
      <text:p text:style-name="P2">Postcondizioni:</text:p>
      <text:p text:style-name="P1">L’attributo <text:span text:style-name="T17">avviataSiONo </text:span><text:s/>di <text:span text:style-name="T1">P</text:span> viene impostato a <text:span text:style-name="T1">sì</text:span>.</text:p>
      <text:p text:style-name="P1">Se <text:span text:style-name="T17">upgradeInizialiSiONo </text:span>in <text:span text:style-name="T1">P</text:span> è pari a <text:span text:style-name="T1">sì</text:span>, l’attributo <text:span text:style-name="T17">upgrade </text:span>di ciascun <text:span text:style-name="T17">RobotInPartita</text:span> viene assegnato come da <text:span text:style-name="T1">regole di business. </text:span></text:p>
      <text:p text:style-name="P43"><text:bookmark text:name="_5f2soxqgket"/>annullaPartita( )</text:p>
      <text:p text:style-name="P1"><text:span text:style-name="T1">Precondizioni: </text:span>Esiste una partita <text:span text:style-name="T1">P </text:span>con <text:span text:style-name="T17">avviataSiONo</text:span> = <text:span text:style-name="T1">no.</text:span> </text:p>
      <text:p text:style-name="P1"><text:soft-page-break/><text:span text:style-name="T1">Postcondizioni: </text:span>Vengono eliminati: l’oggetto<text:span text:style-name="T1"> P</text:span>, il suo <text:span text:style-name="T17">Robodromo </text:span>(con eventuali <text:span text:style-name="T17">Robot</text:span> che <text:span text:style-name="T17">gareggiano</text:span> su di esso), il suo <text:span text:style-name="T17">Server</text:span>, i <text:span text:style-name="T17">Robot</text:span> <text:span text:style-name="T17">disponibili</text:span> su <text:span text:style-name="T1">P</text:span>, le <text:span text:style-name="T17">Richieste di Partecipazione</text:span> <text:span text:style-name="T17">relative </text:span>a <text:span text:style-name="T1">P</text:span>, e tutte le altre associazioni di <text:span text:style-name="T1">P</text:span>.</text:p>
      <text:p text:style-name="P40"><text:bookmark text:name="_qkqztcfop22d"/>Gestire richieste di partecipazione</text:p>
      <text:p text:style-name="P43"><text:bookmark text:name="_5yrf4ksqydjl"/>accettaRichiesta(richiesta, robot)</text:p>
      <text:p text:style-name="P1"><text:span text:style-name="T1">Precondizioni: </text:span>Esiste una <text:span text:style-name="T17">Partita </text:span><text:span text:style-name="T1">P</text:span> con <text:span text:style-name="T17">partecipanti</text:span> in numero inferiore a <text:span text:style-name="T17">nMaxGiocatori</text:span>.</text:p>
      <text:p text:style-name="P1"><text:span text:style-name="T17">richiesta</text:span> è una <text:span text:style-name="T17">Richiesta di Partecipazione relativa a </text:span><text:span text:style-name="T1">P</text:span>, <text:span text:style-name="T17">effettuata da</text:span> un <text:span text:style-name="T17">Giocatore</text:span> <text:span text:style-name="T1">G</text:span>, con <text:span text:style-name="T17">parolaChiave</text:span> uguale alla <text:span text:style-name="T17">parolaChiave</text:span> del <text:span text:style-name="T17">Server</text:span> associato a <text:span text:style-name="T1">P</text:span>, e con <text:span text:style-name="T17">accettataSiONo</text:span> non assegnato.</text:p>
      <text:p text:style-name="P1"><text:span text:style-name="T17">robot</text:span> è una lista di <text:span text:style-name="T17">Robot</text:span> <text:span text:style-name="T17">disponibili in </text:span><text:span text:style-name="T1">P</text:span>.</text:p>
      <text:p text:style-name="P2">Postcondizioni:</text:p>
      <text:p text:style-name="P1">Ciascun <text:span text:style-name="T17">Robot </text:span><text:span text:style-name="T1">Rb</text:span><text:span text:style-name="T17"> </text:span>nella lista <text:span text:style-name="T17">robot</text:span> <text:span text:style-name="T17">gareggia sul Robodromo </text:span><text:span text:style-name="T1">R</text:span> associato a <text:span text:style-name="T1">P</text:span> con <text:span text:style-name="T17">dockDiPartenza</text:span> assegnato come da <text:span text:style-name="T1">regole di business</text:span> e <text:span text:style-name="T1">Rb</text:span> non è più <text:span text:style-name="T17">disponibile in </text:span><text:span text:style-name="T1">P</text:span>. </text:p>
      <text:p text:style-name="P1">Il <text:span text:style-name="T17">Giocatore</text:span> <text:span text:style-name="T1">G</text:span> <text:span text:style-name="T17">partecipa </text:span>a<text:span text:style-name="T17"> </text:span><text:span text:style-name="T1">P</text:span> e <text:span text:style-name="T17">controlla</text:span> ciascun <text:span text:style-name="T17">Robot</text:span> nella lista <text:span text:style-name="T17">robot</text:span>.</text:p>
      <text:p text:style-name="P1">L’attributo <text:span text:style-name="T17">accettataSiONo</text:span> di <text:span text:style-name="T17">richiesta</text:span> viene impostato a <text:span text:style-name="T1">sì</text:span>.</text:p>
      <text:p text:style-name="P1"/>
      <text:p text:style-name="P1"/>
      <text:p text:style-name="P43"><text:bookmark text:name="_ty35vd8nwn0f"/>rifiutaRichiesta(richiesta)</text:p>
      <text:p text:style-name="P1"><text:span text:style-name="T1">Precondizioni: </text:span>Esiste una <text:span text:style-name="T17">Partita </text:span><text:span text:style-name="T1">P</text:span> con <text:span text:style-name="T17">partecipanti</text:span> in numero inferiore a <text:span text:style-name="T17">nMaxGiocatori</text:span>.</text:p>
      <text:p text:style-name="P1"><text:span text:style-name="T17">richiesta</text:span> è una <text:span text:style-name="T17">Richiesta di Partecipazione relativa a </text:span><text:span text:style-name="T1">P</text:span>, <text:span text:style-name="T17">effettuata da</text:span> un <text:span text:style-name="T17">Giocatore</text:span> <text:span text:style-name="T1">G</text:span>, con <text:span text:style-name="T17">parolaChiave</text:span> uguale alla <text:span text:style-name="T17">parolaChiave</text:span> del <text:span text:style-name="T17">Server</text:span> associato a <text:span text:style-name="T1">P</text:span>, e con <text:span text:style-name="T17">accettataSiONo</text:span> non assegnato.</text:p>
      <text:p text:style-name="P2">Postcondizioni:</text:p>
      <text:p text:style-name="P1">L’attributo <text:span text:style-name="T17">accettataSiONo</text:span> di <text:span text:style-name="T17">richiesta</text:span> viene impostato a <text:span text:style-name="T1">no</text:span>.</text:p>
      <text:p text:style-name="P2"/>
      <text:p text:style-name="P1"/>
      <text:p text:style-name="P41">Subset #2</text:p>
      <text:p text:style-name="P42">Allenarsi </text:p>
      <text:p text:style-name="P44">iniziaAllenamento()</text:p>
      <text:p text:style-name="P22"><text:span text:style-name="T1">Precondizioni: </text:span><text:span text:style-name="T2"><text:s/></text:span><text:span text:style-name="T50">Un </text:span><text:span text:style-name="T34">Giocatore </text:span><text:span text:style-name="T57">G </text:span><text:span text:style-name="T72">vuole iniziare un nuovo </text:span><text:span text:style-name="T34">Allenamento </text:span><text:span text:style-name="T57">A.</text:span></text:p>
      <text:p text:style-name="P22"><text:span text:style-name="T1">Postcondizioni: </text:span><text:span text:style-name="T50">Viene creato un oggetto</text:span><text:span text:style-name="T48"> </text:span><text:span text:style-name="T19">Allenamento </text:span><text:span text:style-name="T57">A </text:span><text:span text:style-name="T74">c</text:span><text:span text:style-name="T73">on attibuto </text:span><text:span text:style-name="T35">inPusaSiONo </text:span><text:span text:style-name="T73">settato a </text:span><text:span text:style-name="T58">no. </text:span><text:span text:style-name="T59">G </text:span><text:span text:style-name="T74">è in possesso di una lista di robodromi disponibili.</text:span></text:p>
      <text:p text:style-name="P20"/>
      <text:p text:style-name="P45"><text:soft-page-break/></text:p>
      <text:p text:style-name="P45"/>
      <text:p text:style-name="P45">sceltaRobodromo(robodromo)</text:p>
      <text:p text:style-name="P23"><text:span text:style-name="T1">Precondizioni: </text:span><text:span text:style-name="T59">G </text:span><text:span text:style-name="T74"><text:s/>possiede una lista <text:s/></text:span><text:span text:style-name="T59">L </text:span><text:span text:style-name="T74">di </text:span><text:span text:style-name="T81">tipi di </text:span><text:span text:style-name="T74">robodromi. </text:span></text:p>
      <text:p text:style-name="P24"><text:span text:style-name="T47">tipoR</text:span><text:span text:style-name="T46">obo </text:span><text:span text:style-name="T86">è un </text:span><text:span text:style-name="T87">elemento scelto da </text:span><text:span text:style-name="T88">G </text:span><text:span text:style-name="T87"><text:s/>dalla lista </text:span><text:span text:style-name="T88">L</text:span><text:span text:style-name="T87">.</text:span></text:p>
      <text:p text:style-name="P23"><text:span text:style-name="T58">Postcondizioni: </text:span><text:span text:style-name="T75">viene creato un oggetto </text:span><text:span text:style-name="T36">robodromo </text:span><text:span text:style-name="T60">R. </text:span><text:span text:style-name="T75">l’attributo </text:span><text:span text:style-name="T36">tipoRobodromo </text:span><text:span text:style-name="T75"><text:s/>viene settato con il parametro </text:span><text:span text:style-name="T81">TipoR</text:span><text:span text:style-name="T36">obo.</text:span></text:p>
      <text:p text:style-name="P33"/>
      <text:p text:style-name="P50"><text:span text:style-name="T90">RichiediPoolIstruzioni</text:span>()</text:p>
      <text:p text:style-name="P25"><text:span text:style-name="T1">Precondizioni: </text:span><text:span text:style-name="T75">Esiste un Allenamento </text:span><text:span text:style-name="T60">A</text:span><text:span text:style-name="T75"> che ha un Robodromo </text:span><text:span text:style-name="T60">R.</text:span></text:p>
      <text:p text:style-name="P6"><text:span text:style-name="T44">Postcondizioni: </text:span><text:span text:style-name="T91">il giocatore </text:span><text:span text:style-name="T5">G</text:span><text:span text:style-name="T91"> possiede una lista di </text:span><text:span text:style-name="T21">schede istruzione</text:span></text:p>
      <text:p text:style-name="P50"/>
      <text:p text:style-name="P50"><text:span text:style-name="T98">creaListaIstruzioni</text:span>()</text:p>
      <text:p text:style-name="P37"><text:span text:style-name="T1">Precondizioni: </text:span><text:span text:style-name="T75">Esiste un Allenamento </text:span><text:span text:style-name="T60">A</text:span><text:span text:style-name="T75"> che ha un Robodromo </text:span><text:span text:style-name="T60">R.</text:span><text:span text:style-name="T82"><text:tab/></text:span></text:p>
      <text:p text:style-name="P13"><text:span text:style-name="T44">Postcondizioni: </text:span><text:span text:style-name="T90">viene creato un oggetto </text:span><text:span text:style-name="T27">Programma</text:span><text:span text:style-name="T90"> </text:span><text:span text:style-name="T12">P </text:span><text:span text:style-name="T90">di </text:span><text:span text:style-name="T28">Robot</text:span><text:span text:style-name="T20"> In Allenamento </text:span><text:span text:style-name="T4">RA. </text:span></text:p>
      <text:p text:style-name="P13"><text:span text:style-name="T5">P</text:span><text:span text:style-name="T12"> </text:span><text:span text:style-name="T98">è</text:span><text:span text:style-name="T5"> </text:span><text:span text:style-name="T91">assegnato a </text:span><text:span text:style-name="T5">RA. </text:span></text:p>
      <text:p text:style-name="P59">aggiugiIstruzione(istr)</text:p>
      <text:p text:style-name="P38"><text:span text:style-name="T1">Precondizioni: </text:span><text:span text:style-name="T75">Esiste un</text:span><text:span text:style-name="T60"> </text:span><text:span text:style-name="T41">Programma</text:span><text:span text:style-name="T76"> </text:span><text:span text:style-name="T67">P.</text:span><text:span text:style-name="T82"><text:tab/></text:span></text:p>
      <text:p text:style-name="P36"><text:span text:style-name="T51">i</text:span><text:span text:style-name="T49">str </text:span><text:span text:style-name="T71">è una </text:span><text:span text:style-name="T49">scheda istruzione.</text:span></text:p>
      <text:p text:style-name="P14"><text:span text:style-name="T44">Postcondizioni: </text:span><text:span text:style-name="T99">viene aggiunta </text:span><text:span text:style-name="T29">istr</text:span><text:span text:style-name="T13"> </text:span><text:span text:style-name="T99"><text:s/>alla lista di schede istruzione di </text:span><text:span text:style-name="T13">P.</text:span></text:p>
      <text:p text:style-name="P56"/>
      <text:p text:style-name="P51">eliminaIstruzione(istr)</text:p>
      <text:p text:style-name="P38"><text:span text:style-name="T1">Precondizioni: </text:span><text:span text:style-name="T75">Esiste un</text:span><text:span text:style-name="T60"> </text:span><text:span text:style-name="T41">Programma</text:span><text:span text:style-name="T76"> </text:span><text:span text:style-name="T67">P.</text:span><text:span text:style-name="T82"><text:tab/></text:span></text:p>
      <text:p text:style-name="P36"><text:span text:style-name="T51">i</text:span><text:span text:style-name="T49">str </text:span><text:span text:style-name="T71">è una </text:span><text:span text:style-name="T49">scheda istruzione.</text:span></text:p>
      <text:p text:style-name="P15"><text:span text:style-name="T44">Postcondizioni: </text:span><text:span text:style-name="T99">viene eliminata dalla lista di </text:span><text:span text:style-name="T29">scheda di </text:span><text:span text:style-name="T45">P </text:span><text:span text:style-name="T29">istr.</text:span></text:p>
      <text:p text:style-name="P57"/>
      <text:p text:style-name="P51">modificaOrdineIstr(istr1, istr2)</text:p>
      <text:p text:style-name="P38"><text:span text:style-name="T1">Precondizioni: </text:span><text:span text:style-name="T75">Esiste un</text:span><text:span text:style-name="T60"> </text:span><text:span text:style-name="T41">Programma</text:span><text:span text:style-name="T76"> </text:span><text:span text:style-name="T67">P.</text:span><text:span text:style-name="T82"><text:tab/></text:span></text:p>
      <text:p text:style-name="P36"><text:span text:style-name="T51">i</text:span><text:span text:style-name="T49">str1, istr2 </text:span><text:span text:style-name="T71">sono due </text:span><text:span text:style-name="T49">scheda istruzione.</text:span></text:p>
      <text:p text:style-name="P15"><text:span text:style-name="T44">Postcondizioni: </text:span><text:span text:style-name="T99">vengono scambiate di posizione </text:span><text:span text:style-name="T29">istr1 e istr2</text:span><text:span text:style-name="T99"> dalla lista di </text:span><text:span text:style-name="T29">scheda di </text:span><text:span text:style-name="T45">P.</text:span></text:p>
      <text:p text:style-name="P57"/>
      <text:p text:style-name="P46">posizionaRobot(pos)</text:p>
      <text:p text:style-name="P37"><text:span text:style-name="T1">Precondizioni: </text:span><text:span text:style-name="T75">Esiste un Allenamento </text:span><text:span text:style-name="T60">A</text:span><text:span text:style-name="T75"> che ha un Robodromo </text:span><text:span text:style-name="T60">R, </text:span><text:span text:style-name="T76">esiste </text:span><text:span text:style-name="T36">Robot In Allenamento </text:span><text:span text:style-name="T60">RA.</text:span></text:p>
      <text:p text:style-name="P36"><text:span text:style-name="T49">Pos </text:span><text:span text:style-name="T71">è una posizione sul </text:span><text:span text:style-name="T49">robodromo.</text:span></text:p>
      <text:p text:style-name="P5"><text:span text:style-name="T44">Postcondizioni: <text:s/></text:span><text:span text:style-name="T89">l’attributo</text:span><text:span text:style-name="T20"> </text:span><text:span text:style-name="T29">posizioneSulRobodromo</text:span><text:span text:style-name="T89"> di </text:span><text:span text:style-name="T4">RA</text:span><text:span text:style-name="T89"> viene settato con il parametro </text:span><text:span text:style-name="T20">pos</text:span><text:span text:style-name="T89">.</text:span></text:p>
      <text:p text:style-name="P4"/>
      <text:p text:style-name="P47"><text:soft-page-break/><text:span text:style-name="T92">eseguiProgramma(</text:span>)</text:p>
      <text:p text:style-name="P31"><text:span text:style-name="T1">Precondizioni: </text:span><text:span text:style-name="T75">Esiste un Allenamento </text:span><text:span text:style-name="T60">A,</text:span><text:span text:style-name="T75"> che ha un Robodromo </text:span><text:span text:style-name="T60">R, </text:span><text:span text:style-name="T78">e ha l’attributo </text:span><text:span text:style-name="T38">inPausaSiONo</text:span><text:span text:style-name="T78"> = </text:span><text:span text:style-name="T62">NO</text:span><text:span text:style-name="T60">, </text:span><text:span text:style-name="T76">esiste </text:span><text:span text:style-name="T36">Robot In Allenamento </text:span><text:span text:style-name="T60">RA </text:span><text:span text:style-name="T77">che </text:span><text:span text:style-name="T37">possiede </text:span><text:span text:style-name="T77">un </text:span><text:span text:style-name="T37">programma</text:span><text:span text:style-name="T77"> </text:span><text:span text:style-name="T61">P </text:span><text:span text:style-name="T80">con l’attributo </text:span><text:span text:style-name="T40">InEsecuzioneSiONo</text:span><text:span text:style-name="T80"> = </text:span><text:span text:style-name="T65">NO</text:span><text:span text:style-name="T75">.</text:span></text:p>
      <text:p text:style-name="P58">Postcondizioni</text:p>
      <text:p text:style-name="P17">Viene creato un oggetto <text:span text:style-name="T18">stato</text:span> iniziale<text:span text:style-name="T3">. </text:span>L ’attributo <text:span text:style-name="T18">posizioneRobot </text:span>di <text:span text:style-name="T3">IS </text:span>viene settato con l’attributo <text:span text:style-name="T18">posizioneSulRobodromo </text:span>di <text:span text:style-name="T3">RA.</text:span><text:span text:style-name="T18"> </text:span></text:p>
      <text:p text:style-name="P11"><text:span text:style-name="T89">L’attributo <text:s/></text:span><text:span text:style-name="T25">InEsecuzioneSiONo</text:span><text:span text:style-name="T89"> di </text:span><text:span text:style-name="T9">P</text:span><text:span text:style-name="T89"> viene impostato a </text:span><text:span text:style-name="T6">SI.</text:span></text:p>
      <text:p text:style-name="P17">L’attributo <text:span text:style-name="T18">statoCorrente </text:span>di <text:s/><text:span text:style-name="T3">A </text:span>viene settato con <text:span text:style-name="T3">IS.</text:span></text:p>
      <text:p text:style-name="P4"/>
      <text:p text:style-name="P55">statoSuccessivo()</text:p>
      <text:p text:style-name="P39"><text:span text:style-name="T1">Precondizioni: </text:span><text:span text:style-name="T52">esiste un </text:span><text:span text:style-name="T42">allenamento </text:span><text:span text:style-name="T69">A. </text:span><text:span text:style-name="T85">E</text:span><text:span text:style-name="T83">siste </text:span><text:span text:style-name="T77">un </text:span><text:span text:style-name="T37">programma</text:span><text:span text:style-name="T77"> </text:span><text:span text:style-name="T61">P </text:span><text:span text:style-name="T80">con l’attributo </text:span><text:span text:style-name="T40">InEsecuzioneSiONo</text:span><text:span text:style-name="T80"> = </text:span><text:span text:style-name="T68">SI</text:span><text:span text:style-name="T75"> </text:span><text:span text:style-name="T85">e con una lista di </text:span><text:span text:style-name="T43">schede Istruzione </text:span><text:span text:style-name="T85"><text:s/></text:span><text:span text:style-name="T70">L.</text:span></text:p>
      <text:p text:style-name="P16"><text:span text:style-name="T44">Postcondizioni</text:span><text:span text:style-name="T89">: </text:span></text:p>
      <text:p text:style-name="P18"><text:span text:style-name="T100">V</text:span>iene creato un nuovo <text:span text:style-name="T30">stato </text:span><text:span text:style-name="T14">S </text:span><text:span text:style-name="T100">calcolato in base all’attributo </text:span><text:span text:style-name="T31">statoCorrente </text:span><text:span text:style-name="T100"><text:s/>di </text:span><text:span text:style-name="T14">A </text:span><text:span text:style-name="T101">e all’attributo </text:span><text:span text:style-name="T32">schedaCorrente </text:span><text:span text:style-name="T102">di di </text:span><text:span text:style-name="T16">P</text:span><text:span text:style-name="T102"> </text:span><text:span text:style-name="T14">.</text:span></text:p>
      <text:p text:style-name="P21">S <text:span text:style-name="T49">viene aggiunto alla lista di </text:span><text:span text:style-name="T33">stati </text:span><text:span text:style-name="T49">di </text:span>A.</text:p>
      <text:p text:style-name="P19">L’attributo <text:span text:style-name="T18">statoCorrente </text:span><text:s/>di <text:span text:style-name="T3">A </text:span>viene settato con <text:span text:style-name="T3">S.</text:span></text:p>
      <text:p text:style-name="P48"><text:span text:style-name="T93">metteInPausa(</text:span>)</text:p>
      <text:p text:style-name="P27"><text:span text:style-name="T1">Precondizioni: </text:span><text:span text:style-name="T75">Esiste un Allenamento </text:span><text:span text:style-name="T60">A,</text:span><text:span text:style-name="T75"> che ha un Robodromo </text:span><text:span text:style-name="T60">R,</text:span><text:span text:style-name="T75"> </text:span><text:span text:style-name="T78">e ha l’attributo </text:span><text:span text:style-name="T38">inPausaSiONo</text:span><text:span text:style-name="T78"> = </text:span><text:span text:style-name="T62">NO</text:span><text:span text:style-name="T60">, </text:span><text:span text:style-name="T76">esiste </text:span><text:span text:style-name="T36">Robot In Allenamento </text:span><text:span text:style-name="T60">RA </text:span><text:span text:style-name="T77">che </text:span><text:span text:style-name="T37">possiede </text:span><text:span text:style-name="T77">un </text:span><text:span text:style-name="T37">programma</text:span><text:span text:style-name="T77"> </text:span><text:span text:style-name="T61">P</text:span><text:span text:style-name="T77"> </text:span><text:span text:style-name="T78">in esecuzione</text:span><text:span text:style-name="T60">.</text:span></text:p>
      <text:p text:style-name="P11"><text:span text:style-name="T44">Postcondizioni</text:span><text:span text:style-name="T89">: L’attributo <text:s/></text:span><text:span text:style-name="T22">inPausaSiONo</text:span><text:span text:style-name="T93"> di </text:span><text:span text:style-name="T6">A</text:span><text:span text:style-name="T93"> viene impostato a </text:span><text:span text:style-name="T6">SI</text:span><text:span text:style-name="T93"> .</text:span></text:p>
      <text:p text:style-name="P34"/>
      <text:p text:style-name="P49"><text:span text:style-name="T94">vaiAlloStato(stato</text:span>)</text:p>
      <text:p text:style-name="P28"><text:span text:style-name="T1">Precondizioni: </text:span><text:span text:style-name="T75">Esiste un Allenamento </text:span><text:span text:style-name="T60">A,</text:span><text:span text:style-name="T75"> che ha un Robodromo </text:span><text:span text:style-name="T60">R,</text:span><text:span text:style-name="T75"> </text:span><text:span text:style-name="T78">e ha l’attributo </text:span><text:span text:style-name="T38">inPausaSiONo</text:span><text:span text:style-name="T78"> = </text:span><text:span text:style-name="T63">SI</text:span><text:span text:style-name="T60">, </text:span><text:span text:style-name="T76">esiste </text:span><text:span text:style-name="T36">Robot In Allenamento </text:span><text:span text:style-name="T60">RA </text:span><text:span text:style-name="T77">che </text:span><text:span text:style-name="T37">possiede </text:span><text:span text:style-name="T77">un </text:span><text:span text:style-name="T37">programma</text:span><text:span text:style-name="T77"> </text:span><text:span text:style-name="T61">P</text:span><text:span text:style-name="T77"> </text:span><text:span text:style-name="T78">in esecuzione</text:span><text:span text:style-name="T60">.</text:span></text:p>
      <text:p text:style-name="P26"><text:span text:style-name="T54">L’</text:span><text:span text:style-name="T53">argomento </text:span><text:span text:style-name="T18">stato</text:span><text:span text:style-name="T53"> deve essere presente </text:span><text:span text:style-name="T55">tra gli</text:span><text:span text:style-name="T53"> </text:span><text:span text:style-name="T18">stati</text:span><text:span text:style-name="T53"> di </text:span><text:span text:style-name="T56">A</text:span><text:span text:style-name="T53">.</text:span></text:p>
      <text:p text:style-name="P7"><text:span text:style-name="T44">Postcondizioni</text:span><text:span text:style-name="T89">: L’attributo </text:span><text:span text:style-name="T23">statoCorrente</text:span><text:span text:style-name="T94"> di </text:span><text:span text:style-name="T8">A</text:span><text:span text:style-name="T95"> viene impostato a </text:span><text:span text:style-name="T24">stato</text:span><text:span text:style-name="T95">.</text:span></text:p>
      <text:p text:style-name="P35"/>
      <text:p text:style-name="P35"/>
      <text:p text:style-name="P52">resume()</text:p>
      <text:p text:style-name="P29"><text:span text:style-name="T1">Precondizioni: </text:span><text:span text:style-name="T75">Esiste un Allenamento </text:span><text:span text:style-name="T60">A,</text:span><text:span text:style-name="T75"> che ha un Robodromo </text:span><text:span text:style-name="T60">R,</text:span><text:span text:style-name="T75"> </text:span><text:span text:style-name="T78">e ha l’attributo </text:span><text:span text:style-name="T38">inPausaSiONo</text:span><text:span text:style-name="T78"> = </text:span><text:span text:style-name="T63">SI</text:span><text:span text:style-name="T60">, </text:span><text:span text:style-name="T76">esiste </text:span><text:span text:style-name="T36">Robot In Allenamento </text:span><text:span text:style-name="T60">RA </text:span><text:span text:style-name="T77">che </text:span><text:span text:style-name="T37">possiede </text:span><text:span text:style-name="T77">un </text:span><text:span text:style-name="T37">programma</text:span><text:span text:style-name="T77"> </text:span><text:span text:style-name="T61">P</text:span><text:span text:style-name="T77"> </text:span><text:span text:style-name="T78">in esecuzione</text:span><text:span text:style-name="T60">.</text:span></text:p>
      <text:p text:style-name="P8"><text:span text:style-name="T44">Postcondizioni: </text:span><text:span text:style-name="T89">L’attributo </text:span><text:span text:style-name="T22">inPausaSiONo</text:span><text:span text:style-name="T89"> di </text:span><text:span text:style-name="T4">A</text:span><text:span text:style-name="T89"> viene impostato a </text:span><text:span text:style-name="T4">NO</text:span><text:span text:style-name="T89">.</text:span></text:p>
      <text:p text:style-name="P8"/>
      <text:p text:style-name="P53"><text:span text:style-name="T96">terminaEsecuzione</text:span>()</text:p>
      <text:p text:style-name="P32"><text:span text:style-name="T1">Precondizioni: </text:span><text:span text:style-name="T75">Esiste un Allenamento </text:span><text:span text:style-name="T60">A,</text:span><text:span text:style-name="T75"> che ha un Robodromo </text:span><text:span text:style-name="T60">R</text:span><text:span text:style-name="T75">,</text:span><text:span text:style-name="T60"> </text:span><text:span text:style-name="T76">esiste </text:span><text:span text:style-name="T36">Robot In Allenamento </text:span><text:span text:style-name="T60">RA </text:span><text:span text:style-name="T77">che </text:span><text:span text:style-name="T37">possiede </text:span><text:span text:style-name="T77">un </text:span><text:span text:style-name="T37">programma</text:span><text:span text:style-name="T77"> </text:span><text:span text:style-name="T61">P</text:span><text:span text:style-name="T77"> </text:span><text:span text:style-name="T60"><text:s/></text:span><text:span text:style-name="T79">con l’attributo </text:span><text:span text:style-name="T39">inEsecuzioneSiONo</text:span><text:span text:style-name="T79"> = </text:span><text:span text:style-name="T66">SI.</text:span></text:p>
      <text:p text:style-name="P9"><text:span text:style-name="T44">Postcondizioni: </text:span><text:span text:style-name="T100">La lista di </text:span><text:span text:style-name="T31">stati </text:span><text:span text:style-name="T100">di </text:span><text:span text:style-name="T14">A</text:span><text:span text:style-name="T100"> e l’attributo </text:span><text:span text:style-name="T23">statoCorrente</text:span><text:span text:style-name="T94"> di </text:span><text:span text:style-name="T7">A </text:span><text:span text:style-name="T96">vengono <text:s/>impostati </text:span><text:soft-page-break/><text:span text:style-name="T96">ai valori iniziali.</text:span></text:p>
      <text:p text:style-name="P12"><text:span text:style-name="T89">L’attributo <text:s/></text:span><text:span text:style-name="T25">InEsecuzioneSiONo</text:span><text:span text:style-name="T89"> di </text:span><text:span text:style-name="T9">P</text:span><text:span text:style-name="T89"> viene impostato a </text:span><text:span text:style-name="T10">NO</text:span><text:span text:style-name="T6">.</text:span></text:p>
      <text:p text:style-name="P9"/>
      <text:p text:style-name="P54"><text:span text:style-name="T96">terminaAllenamento</text:span>()</text:p>
      <text:p text:style-name="P30"><text:span text:style-name="T1">Precondizioni: </text:span><text:span text:style-name="T75">Esiste un Allenamento </text:span><text:span text:style-name="T60">A,</text:span><text:span text:style-name="T75"> che ha un Robodromo </text:span><text:span text:style-name="T60">R</text:span><text:span text:style-name="T75">,</text:span><text:span text:style-name="T60"> </text:span><text:span text:style-name="T76">esiste </text:span><text:span text:style-name="T36">Robot In Allenamento </text:span><text:span text:style-name="T60">RA </text:span><text:span text:style-name="T77">che </text:span><text:span text:style-name="T37">possiede </text:span><text:span text:style-name="T77">un </text:span><text:span text:style-name="T37">programma</text:span><text:span text:style-name="T77"> </text:span><text:span text:style-name="T61">P</text:span><text:span text:style-name="T77"> </text:span><text:span text:style-name="T79">con l’attributo </text:span><text:span text:style-name="T39">inEsecuzioneSiONo</text:span><text:span text:style-name="T79"> = </text:span><text:span text:style-name="T64">NO</text:span><text:span text:style-name="T60">.</text:span></text:p>
      <text:p text:style-name="P10"><text:span text:style-name="T44">Postcondizioni: </text:span><text:span text:style-name="T97">Il </text:span><text:span text:style-name="T26">Giocatore</text:span><text:span text:style-name="T97"> </text:span><text:span text:style-name="T11">G</text:span><text:span text:style-name="T97"> esce dalla </text:span><text:span text:style-name="T26">modalità</text:span><text:span text:style-name="T97"> </text:span><text:span text:style-name="T26">Allen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8T11:13:11.391343873</dc:date>
    <meta:editing-duration>PT2H49M13S</meta:editing-duration>
    <meta:editing-cycles>32</meta:editing-cycles>
    <meta:document-statistic meta:table-count="0" meta:image-count="0" meta:object-count="0" meta:page-count="5" meta:paragraph-count="97" meta:word-count="1000" meta:character-count="6899" meta:non-whitespace-character-count="5966"/>
  </office:meta>
</office:document-meta>
</file>